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Text_20_body" style:list-style-name="L2">
      <style:paragraph-properties fo:margin-top="0in" fo:margin-bottom="0in"/>
    </style:style>
    <style:style style:name="P11" style:family="paragraph" style:parent-style-name="Text_20_body" style:list-style-name="L3">
      <style:paragraph-properties fo:margin-top="0in" fo:margin-bottom="0in"/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Text_20_body" style:list-style-name="L7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1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писок вопросов для проверки на знания, и умения использовать, по категориям - в контексте "Wordpress Разработка Тем"</text:p>
      <text:p text:style-name="Standard">ChatGPT</text:p>
      <text:p text:style-name="P1">ChatGPT</text:p>
      <text:p text:style-name="Text_20_body">Вот список вопросов для проверки знаний и умений в разработке тем для WordPress, разбитый по категориям:</text:p>
      <text:h text:style-name="Heading_20_3" text:outline-level="3">Структура темы WordPress:</text:h>
      <text:list xml:id="list47631453513862474" text:style-name="L1">
        <text:list-item>
          <text:p text:style-name="P9">Какие файлы обязательно должны присутствовать в структуре темы WordPress?</text:p>
        </text:list-item>
        <text:list-item>
          <text:p text:style-name="P9">Для чего используются файлы <text:span text:style-name="Source_20_Text">style.css</text:span>, <text:span text:style-name="Source_20_Text">header.php</text:span> и <text:span text:style-name="Source_20_Text">footer.php</text:span> в теме?</text:p>
        </text:list-item>
        <text:list-item>
          <text:p text:style-name="P2">Что такое кастомные шаблоны страницы и как их создать?</text:p>
        </text:list-item>
      </text:list>
      <text:h text:style-name="Heading_20_3" text:outline-level="3">Функциональность темы:</text:h>
      <text:list xml:id="list8103924288233509176" text:style-name="L2">
        <text:list-item>
          <text:p text:style-name="P10">Что такое хуки и фильтры в контексте WordPress и как они используются в разработке тем?</text:p>
        </text:list-item>
        <text:list-item>
          <text:p text:style-name="P10">Как создать пользовательские меню и виджеты в теме WordPress?</text:p>
        </text:list-item>
        <text:list-item>
          <text:p text:style-name="P3">Что такое кастомные типы записей и как их добавить в тему?</text:p>
        </text:list-item>
      </text:list>
      <text:h text:style-name="Heading_20_3" text:outline-level="3">Верстка и стилизация:</text:h>
      <text:list xml:id="list246697198831236944" text:style-name="L3">
        <text:list-item>
          <text:p text:style-name="P11">Какие методы адаптивной верстки вы знаете? Как они применяются в разработке тем для WordPress?</text:p>
        </text:list-item>
        <text:list-item>
          <text:p text:style-name="P4">Как организовать стилизацию элементов в теме с помощью CSS?</text:p>
        </text:list-item>
      </text:list>
      <text:h text:style-name="Heading_20_3" text:outline-level="3">WordPress API и работа с контентом:</text:h>
      <text:list xml:id="list6204592969302044908" text:style-name="L4">
        <text:list-item>
          <text:p text:style-name="P12">Что такое шаблонные теги и функции WordPress? Приведите примеры их использования.</text:p>
        </text:list-item>
        <text:list-item>
          <text:p text:style-name="P5">Каким образом можно вывести список последних постов на главной странице с помощью PHP?</text:p>
        </text:list-item>
      </text:list>
      <text:h text:style-name="Heading_20_3" text:outline-level="3">Оптимизация и безопасность:</text:h>
      <text:list xml:id="list3376196332909222138" text:style-name="L5">
        <text:list-item>
          <text:p text:style-name="P13">Каким образом можно оптимизировать скорость загрузки темы? Приведите примеры методов оптимизации.</text:p>
        </text:list-item>
        <text:list-item>
          <text:p text:style-name="P6">Как обеспечить безопасность темы от взломов? Упомяните несколько методов защиты.</text:p>
        </text:list-item>
      </text:list>
      <text:h text:style-name="Heading_20_3" text:outline-level="3">Тестирование и отладка:</text:h>
      <text:list xml:id="list3443976047654716721" text:style-name="L6">
        <text:list-item>
          <text:p text:style-name="P14">Какие инструменты вы используете для отладки PHP-кода в теме?</text:p>
        </text:list-item>
        <text:list-item>
          <text:p text:style-name="P7">Как проверить, что тема корректно отображается на различных устройствах и браузерах?</text:p>
        </text:list-item>
      </text:list>
      <text:h text:style-name="Heading_20_3" text:outline-level="3">Локализация и мультиязычность:</text:h>
      <text:list xml:id="list8347403344121148986" text:style-name="L7">
        <text:list-item>
          <text:p text:style-name="P15">Каким образом можно добавить поддержку мультиязычности в тему WordPress?</text:p>
        </text:list-item>
        <text:list-item>
          <text:p text:style-name="P8">Какие шаги нужно предпринять для локализации темы на другие языки?</text:p>
        </text:list-item>
      </text:list>
      <text:p text:style-name="Text_20_body">Эти вопросы помогут оценить знания и умения в различных аспектах разработки тем для <text:soft-page-break/>WordPre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14$Win32 OpenOffice.org_project/4114m1$Build-9811</meta:generator>
    <dc:date>2024-05-01T23:01:27.14</dc:date>
    <meta:document-statistic meta:table-count="0" meta:image-count="0" meta:object-count="0" meta:page-count="2" meta:paragraph-count="28" meta:word-count="258" meta:character-count="1734"/>
    <dc:creator>Dima Wide</dc:creator>
    <meta:user-defined meta:name="Info 1"/>
    <meta:user-defined meta:name="Info 2"/>
    <meta:user-defined meta:name="Info 3"/>
    <meta:user-defined meta:name="Info 4"/>
  </office:meta>
</office:document-meta>
</file>